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671cm" fo:min-width="5.85cm"/>
    </style:style>
    <style:style style:name="gr2" style:family="graphic" style:parent-style-name="objectwithoutfill">
      <style:graphic-properties draw:marker-start="Arrow" draw:marker-start-width="0.3cm" draw:marker-end="Arrow" draw:marker-end-width="0.3cm" draw:fill="none" draw:textarea-vertical-align="middle"/>
    </style:style>
    <style:style style:name="gr3" style:family="graphic" style:parent-style-name="standard">
      <style:graphic-properties draw:textarea-horizontal-align="justify" draw:textarea-vertical-align="middle" draw:auto-grow-height="false" fo:min-height="1.458cm" fo:min-width="2.607cm"/>
    </style:style>
    <style:style style:name="gr4" style:family="graphic" style:parent-style-name="standard">
      <style:graphic-properties draw:fill-color="#00a65d" draw:textarea-horizontal-align="justify" draw:textarea-vertical-align="middle" draw:auto-grow-height="false" fo:min-height="2.925cm" fo:min-width="5.596cm"/>
    </style:style>
    <style:style style:name="gr5" style:family="graphic" style:parent-style-name="standard">
      <style:graphic-properties draw:fill-color="#59c5c7" draw:textarea-horizontal-align="justify" draw:textarea-vertical-align="middle" draw:auto-grow-height="false" fo:min-height="2.56cm" fo:min-width="5.735cm"/>
    </style:style>
    <style:style style:name="gr6" style:family="graphic" style:parent-style-name="standard">
      <style:graphic-properties draw:fill-color="#00a65d" draw:textarea-horizontal-align="justify" draw:textarea-vertical-align="middle" draw:auto-grow-height="false" fo:min-height="2.533cm" fo:min-width="4.611cm"/>
    </style:style>
    <style:style style:name="gr7" style:family="graphic" style:parent-style-name="standard">
      <style:graphic-properties draw:fill-color="#59c5c7" draw:textarea-horizontal-align="justify" draw:textarea-vertical-align="middle" draw:auto-grow-height="false" fo:min-height="2.308cm" fo:min-width="5.47cm"/>
    </style:style>
    <style:style style:name="gr8" style:family="graphic" style:parent-style-name="standard">
      <style:graphic-properties draw:fill-color="#00a65d" draw:textarea-horizontal-align="justify" draw:textarea-vertical-align="middle" draw:auto-grow-height="false" fo:min-height="2.798cm" fo:min-width="5.762cm"/>
    </style:style>
    <style:style style:name="gr9" style:family="graphic" style:parent-style-name="standard">
      <style:graphic-properties draw:fill-color="#00a65d" draw:textarea-horizontal-align="justify" draw:textarea-vertical-align="middle" draw:auto-grow-height="false" fo:min-height="3.845cm" fo:min-width="4.834cm"/>
    </style:style>
    <style:style style:name="gr10" style:family="graphic" style:parent-style-name="standard">
      <style:graphic-properties draw:fill-color="#fff200" draw:textarea-horizontal-align="justify" draw:textarea-vertical-align="middle" draw:auto-grow-height="false" fo:min-height="2.552cm" fo:min-width="3.068cm" fo:wrap-option="no-wrap"/>
    </style:style>
    <style:style style:name="gr11" style:family="graphic" style:parent-style-name="objectwithoutfill">
      <style:graphic-properties draw:marker-start="Arrow" draw:marker-start-width="0.3cm" draw:marker-end="Arrow" draw:marker-end-width="0.3cm" draw:fill="none" draw:textarea-vertical-align="middle"/>
    </style:style>
    <style:style style:name="gr12" style:family="graphic" style:parent-style-name="standard">
      <style:graphic-properties draw:fill-color="#00a65d" draw:textarea-horizontal-align="justify" draw:textarea-vertical-align="middle" draw:auto-grow-height="false" fo:min-height="2.671cm" fo:min-width="5.088cm"/>
    </style:style>
    <style:style style:name="gr13" style:family="graphic" style:parent-style-name="standard">
      <style:graphic-properties draw:fill-color="#59c5c7" draw:textarea-horizontal-align="justify" draw:textarea-vertical-align="middle" draw:auto-grow-height="false" fo:min-height="1.894cm" fo:min-width="4.835cm"/>
    </style:style>
    <style:style style:name="gr14" style:family="graphic" style:parent-style-name="standard">
      <style:graphic-properties draw:fill-color="#00a65d" draw:textarea-horizontal-align="justify" draw:textarea-vertical-align="middle" draw:auto-grow-height="false" fo:min-height="2.798cm" fo:min-width="4.707cm"/>
    </style:style>
    <style:style style:name="gr15" style:family="graphic" style:parent-style-name="objectwithoutfill">
      <style:graphic-properties draw:stroke="dash" draw:stroke-dash="Fine_20_Dashed" svg:stroke-color="#ed1c24"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00a65d"/>
      <style:paragraph-properties fo:text-align="center"/>
    </style:style>
    <style:style style:name="P4" style:family="paragraph">
      <loext:graphic-properties draw:fill-color="#59c5c7"/>
      <style:paragraph-properties fo:text-align="center"/>
    </style:style>
    <style:style style:name="P5" style:family="paragraph">
      <style:paragraph-properties fo:text-align="center" style:text-autospace="none"/>
    </style:style>
    <style:style style:name="P6" style:family="paragraph">
      <loext:graphic-properties draw:fill-color="#59c5c7"/>
      <style:paragraph-properties fo:text-align="center" style:text-autospace="none"/>
      <style:text-properties fo:color="#000000" style:font-name="Ubuntu" fo:font-size="9pt" style:font-name-asian="DejaVu Sans Mono" style:font-size-asian="9pt" style:font-name-complex="DejaVu Sans Mono" style:font-size-complex="9pt"/>
    </style:style>
    <style:style style:name="P7" style:family="paragraph">
      <loext:graphic-properties draw:fill-color="#00a65d"/>
      <style:paragraph-properties fo:text-align="center"/>
      <style:text-properties fo:font-size="28pt" style:font-size-asian="28pt" style:font-size-complex="28pt"/>
    </style:style>
    <style:style style:name="P8" style:family="paragraph">
      <loext:graphic-properties draw:fill-color="#fff200"/>
      <style:paragraph-properties fo:text-align="center"/>
    </style:style>
    <style:style style:name="T1" style:family="text">
      <style:text-properties fo:font-size="32pt" style:font-size-asian="32pt" style:font-size-complex="32pt"/>
    </style:style>
    <style:style style:name="T2" style:family="text">
      <style:text-properties fo:font-size="44pt" style:font-size-asian="44pt" style:font-size-complex="44pt"/>
    </style:style>
    <style:style style:name="T3" style:family="text">
      <style:text-properties fo:font-size="24pt" style:font-size-asian="24pt" style:font-size-complex="24pt"/>
    </style:style>
    <style:style style:name="T4" style:family="text">
      <style:text-properties fo:font-variant="normal" fo:text-transform="none" fo:color="#000000" style:text-outline="false" style:text-line-through-style="none" style:text-line-through-type="none" style:font-name="Ubuntu" fo:font-size="20pt" fo:font-style="normal" fo:text-shadow="none" style:text-underline-style="none" fo:font-weight="normal" style:letter-kerning="true" style:font-name-asian="DejaVu Sans Mono" style:font-size-asian="20pt" style:font-style-asian="normal" style:font-weight-asian="normal" style:font-name-complex="DejaVu Sans Mono" style:font-size-complex="20pt" style:font-style-complex="normal" style:font-weight-complex="normal" style:text-emphasize="none" style:font-relief="none" style:text-overline-style="none" style:text-overline-color="font-color"/>
    </style:style>
    <style:style style:name="T5" style:family="text">
      <style:text-properties fo:font-size="28pt" style:font-size-asian="28pt" style:font-size-complex="28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36pt" style:font-size-asian="36pt" style:font-size-complex="36pt"/>
    </style:style>
    <style:style style:name="T9"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6.35cm" svg:height="2.921cm" svg:x="39.989cm" svg:y="19.542cm">
          <text:p text:style-name="P1"><text:span text:style-name="T1">Gateway</text:span></text:p>
          <text:p text:style-name="P1"><text:span text:style-name="T1">(React)</text:span></text:p>
          <draw:enhanced-geometry svg:viewBox="0 0 21600 21600" draw:mirror-horizontal="false" draw:mirror-vertical="false" draw:type="rectangle" draw:enhanced-path="M 0 0 L 21600 0 21600 21600 0 21600 0 0 Z N"/>
        </draw:custom-shape>
        <draw:connector draw:style-name="gr2" draw:text-style-name="P2" draw:layer="layout" draw:type="line" svg:x1="43.164cm" svg:y1="19.542cm" svg:x2="43.1cm" svg:y2="15.986cm" draw:start-shape="id1" draw:start-glue-point="0" draw:end-shape="id2" draw:end-glue-point="2" svg:d="M43164 19542l-64-3556" svg:viewBox="0 0 65 3557">
          <text:p/>
        </draw:connector>
        <draw:custom-shape draw:style-name="gr3" draw:text-style-name="P1" xml:id="id7" draw:id="id7" draw:layer="layout" svg:width="5.545cm" svg:height="3.048cm" svg:x="19.669cm" svg:y="32.623cm">
          <text:p text:style-name="P1"><text:span text:style-name="T1">Rabbit</text:span></text:p>
          <text:p text:style-name="P1"><text:span text:style-name="T1"><text:s/></text:span><text:span text:style-name="T1">MQ</text:span></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3" xml:id="id5" draw:id="id5" draw:layer="layout" svg:width="6.096cm" svg:height="3.175cm" svg:x="40.116cm" svg:y="32.496cm">
          <text:p text:style-name="P1"><text:span text:style-name="T2">C</text:span><text:span text:style-name="T2">o</text:span><text:span text:style-name="T2">r</text:span><text:span text:style-name="T2">e</text:span></text:p>
          <draw:enhanced-geometry svg:viewBox="0 0 21600 21600" draw:mirror-horizontal="false" draw:mirror-vertical="false" draw:type="rectangle" draw:enhanced-path="M 0 0 L 21600 0 21600 21600 0 21600 0 0 Z N"/>
        </draw:custom-shape>
        <draw:custom-shape draw:style-name="gr5" draw:text-style-name="P4" xml:id="id12" draw:id="id12" draw:layer="layout" svg:width="6.234cm" svg:height="4.496cm" svg:x="39.978cm" svg:y="38.668cm">
          <text:p text:style-name="P1"><text:span text:style-name="T2">core_db</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3" xml:id="id3" draw:id="id3" draw:layer="layout" svg:width="5.111cm" svg:height="2.783cm" svg:x="28.178cm" svg:y="25.141cm">
          <text:p text:style-name="P1"><text:span text:style-name="T3">FileStorage </text:span></text:p>
          <text:p text:style-name="P1"><text:span text:style-name="T3">(React)</text:span></text:p>
          <draw:enhanced-geometry svg:viewBox="0 0 21600 21600" draw:mirror-horizontal="false" draw:mirror-vertical="false" draw:type="rectangle" draw:enhanced-path="M 0 0 L 21600 0 21600 21600 0 21600 0 0 Z N"/>
        </draw:custom-shape>
        <draw:custom-shape draw:style-name="gr7" draw:text-style-name="P6" xml:id="id4" draw:id="id4" draw:layer="layout" svg:width="5.969cm" svg:height="3.429cm" svg:x="19.034cm" svg:y="25.003cm">
          <text:p text:style-name="P5"><text:span text:style-name="T4">file_storage_db</text:span></text:p>
          <draw:enhanced-geometry svg:viewBox="0 0 88 21600" draw:mirror-horizontal="false" draw:mirror-vertical="false" draw:glue-points="44 ?f6 44 0 0 10800 44 21600 88 10800" draw:text-areas="0 ?f6 88 ?f3" draw:type="can" draw:modifiers="3659.5702642627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7" xml:id="id6" draw:id="id6" draw:layer="layout" svg:width="6.262cm" svg:height="3.048cm" svg:x="6.842cm" svg:y="28.813cm">
          <text:p text:style-name="P1"><text:span text:style-name="T5">EmailSender</text:span></text:p>
          <draw:enhanced-geometry svg:viewBox="0 0 21600 21600" draw:mirror-horizontal="false" draw:mirror-vertical="false" draw:type="rectangle" draw:enhanced-path="M 0 0 L 21600 0 21600 21600 0 21600 0 0 Z N"/>
        </draw:custom-shape>
        <draw:connector draw:style-name="gr2" draw:text-style-name="P2" draw:layer="layout" draw:type="line" svg:x1="28.178cm" svg:y1="26.532cm" svg:x2="25.003cm" svg:y2="26.718cm" draw:start-shape="id3" draw:start-glue-point="3" draw:end-shape="id4" draw:end-glue-point="8" svg:d="M28178 26532l-3175 186" svg:viewBox="0 0 3176 187">
          <text:p/>
        </draw:connector>
        <draw:connector draw:style-name="gr2" draw:text-style-name="P2" draw:layer="layout" draw:type="curve" svg:x1="33.289cm" svg:y1="26.532cm" svg:x2="43.164cm" svg:y2="22.463cm" draw:start-shape="id3" draw:start-glue-point="1" draw:end-shape="id1" draw:end-glue-point="2" svg:d="M33289 26532c6584 0 9875-1356 9875-4069" svg:viewBox="0 0 9876 4070">
          <text:p/>
        </draw:connector>
        <draw:connector draw:style-name="gr2" draw:text-style-name="P2" draw:layer="layout" draw:type="curve" svg:x1="33.289cm" svg:y1="26.532cm" svg:x2="40.116cm" svg:y2="34.083cm" draw:start-shape="id3" draw:start-glue-point="1" draw:end-shape="id5" svg:d="M33289 26532c5119 0 1706 7551 6827 7551" svg:viewBox="0 0 6828 7552">
          <text:p/>
        </draw:connector>
        <draw:connector draw:style-name="gr2" draw:text-style-name="P2" draw:layer="layout" draw:type="curve" svg:x1="43.164cm" svg:y1="22.463cm" svg:x2="43.164cm" svg:y2="32.496cm" draw:start-shape="id1" draw:start-glue-point="2" draw:end-shape="id5" svg:d="M43164 22463v10033" svg:viewBox="0 0 1 10034">
          <text:p/>
        </draw:connector>
        <draw:custom-shape draw:style-name="gr9" draw:text-style-name="P3" xml:id="id13" draw:id="id13" draw:layer="layout" svg:width="5.334cm" svg:height="4.095cm" svg:x="22.717cm" svg:y="11.795cm">
          <text:p text:style-name="P1"><text:span text:style-name="T6">Admin Eureka</text:span></text:p>
          <text:p text:style-name="P1"><text:span text:style-name="T6"><text:s/></text:span><text:span text:style-name="T6">Server</text:span></text:p>
          <text:p text:style-name="P1"><text:span text:style-name="T6">(</text:span><text:span text:style-name="T7">monitor</text:span><text:span text:style-name="T6">)</text:span></text:p>
          <draw:enhanced-geometry svg:viewBox="0 0 21600 21600" draw:mirror-horizontal="false" draw:mirror-vertical="false" draw:type="rectangle" draw:enhanced-path="M 0 0 L 21600 0 21600 21600 0 21600 0 0 Z N"/>
        </draw:custom-shape>
        <draw:custom-shape draw:style-name="gr10" draw:text-style-name="P8" xml:id="id2" draw:id="id2" draw:layer="layout" svg:width="5.461cm" svg:height="4.318cm" svg:x="40.37cm" svg:y="11.668cm">
          <text:p text:style-name="P1"><text:span text:style-name="T8">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1" draw:text-style-name="P2" draw:layer="layout" draw:type="curve" svg:x1="13.104cm" svg:y1="30.337cm" svg:x2="20.362cm" svg:y2="34.147cm" draw:start-shape="id6" draw:start-glue-point="1" draw:end-shape="id7" draw:end-glue-point="6" svg:d="M13104 30337c4923 0 1294 3810 7258 3810" svg:viewBox="0 0 7259 3811">
          <text:p text:style-name="P1"><text:span text:style-name="T9">notification.email</text:span></text:p>
        </draw:connector>
        <draw:custom-shape draw:style-name="gr12" draw:text-style-name="P3" xml:id="id9" draw:id="id9" draw:layer="layout" svg:width="5.588cm" svg:height="2.921cm" svg:x="52.943cm" svg:y="19.542cm">
          <text:p text:style-name="P1"><text:span text:style-name="T5">AuthService</text:span></text:p>
          <text:p text:style-name="P1"><text:span text:style-name="T5">(React)</text:span></text:p>
          <draw:enhanced-geometry svg:viewBox="0 0 21600 21600" draw:type="rectangle" draw:enhanced-path="M 0 0 L 21600 0 21600 21600 0 21600 0 0 Z N"/>
        </draw:custom-shape>
        <draw:custom-shape draw:style-name="gr13" draw:text-style-name="P4" xml:id="id10" draw:id="id10" draw:layer="layout" svg:width="5.334cm" svg:height="3.429cm" svg:x="62.595cm" svg:y="19.288cm">
          <text:p text:style-name="P1"><text:span text:style-name="T5">auth_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3" xml:id="id8" draw:id="id8" draw:layer="layout" svg:width="5.207cm" svg:height="3.048cm" svg:x="28.178cm" svg:y="32.623cm">
          <text:p text:style-name="P1"><text:span text:style-name="T7">Messages</text:span></text:p>
          <text:p text:style-name="P1"><text:span text:style-name="T7">Broker</text:span></text:p>
          <draw:enhanced-geometry svg:viewBox="0 0 21600 21600" draw:type="rectangle" draw:enhanced-path="M 0 0 L 21600 0 21600 21600 0 21600 0 0 Z N"/>
        </draw:custom-shape>
        <draw:connector draw:style-name="gr2" draw:text-style-name="P2" draw:layer="layout" draw:type="curve" svg:x1="24.521cm" svg:y1="34.147cm" svg:x2="28.178cm" svg:y2="34.147cm" draw:start-shape="id7" draw:start-glue-point="4" draw:end-shape="id8" draw:end-glue-point="3" svg:d="M24521 34147h3657" svg:viewBox="0 0 3658 1">
          <text:p/>
        </draw:connector>
        <draw:connector draw:style-name="gr2" draw:text-style-name="P2" draw:layer="layout" draw:type="curve" svg:x1="30.781cm" svg:y1="32.623cm" svg:x2="43.164cm" svg:y2="22.463cm" draw:start-shape="id8" draw:start-glue-point="0" draw:end-shape="id1" draw:end-glue-point="2" svg:d="M30781 32623c0-7620 12383-2540 12383-10160" svg:viewBox="0 0 12384 10161">
          <text:p/>
        </draw:connector>
        <draw:connector draw:style-name="gr2" draw:text-style-name="P2" draw:layer="layout" draw:type="curve" svg:x1="46.339cm" svg:y1="21.002cm" svg:x2="52.943cm" svg:y2="21.002cm" draw:start-shape="id1" draw:start-glue-point="1" draw:end-shape="id9" draw:end-glue-point="3" svg:d="M46339 21002h6604" svg:viewBox="0 0 6605 1">
          <text:p/>
        </draw:connector>
        <draw:connector draw:style-name="gr2" draw:text-style-name="P2" draw:layer="layout" draw:type="line" svg:x1="58.531cm" svg:y1="21.002cm" svg:x2="62.595cm" svg:y2="21.003cm" draw:start-shape="id9" draw:start-glue-point="1" draw:end-shape="id10" draw:end-glue-point="6" svg:d="M58531 21002l4064 1" svg:viewBox="0 0 4065 2">
          <text:p/>
        </draw:connector>
        <draw:custom-shape draw:style-name="gr4" draw:text-style-name="P3" xml:id="id11" draw:id="id11" draw:layer="layout" svg:width="6.096cm" svg:height="3.175cm" svg:x="52.816cm" svg:y="32.496cm">
          <text:p text:style-name="P1"><text:span text:style-name="T1">GraphQLR</text:span></text:p>
          <text:p text:style-name="P1"><text:span text:style-name="T1">(React)</text:span></text:p>
          <draw:enhanced-geometry svg:viewBox="0 0 21600 21600" draw:type="rectangle" draw:enhanced-path="M 0 0 L 21600 0 21600 21600 0 21600 0 0 Z N"/>
        </draw:custom-shape>
        <draw:connector draw:style-name="gr2" draw:text-style-name="P2" draw:layer="layout" draw:type="curve" svg:x1="43.164cm" svg:y1="22.463cm" svg:x2="55.864cm" svg:y2="32.496cm" draw:start-shape="id1" draw:start-glue-point="2" draw:end-shape="id11" draw:end-glue-point="0" svg:d="M43164 22463c0 7524 12700 2508 12700 10033" svg:viewBox="0 0 12701 10034">
          <text:p/>
        </draw:connector>
        <draw:connector draw:style-name="gr2" draw:text-style-name="P2" draw:layer="layout" draw:type="curve" svg:x1="55.864cm" svg:y1="35.671cm" svg:x2="43.095cm" svg:y2="38.668cm" draw:start-shape="id11" draw:start-glue-point="2" draw:end-shape="id12" draw:end-glue-point="5" svg:d="M55864 35671c0 2247-12769 749-12769 2997" svg:viewBox="0 0 12770 2998">
          <text:p/>
        </draw:connector>
        <draw:connector draw:style-name="gr2" draw:text-style-name="P2" draw:layer="layout" draw:type="curve" svg:x1="46.212cm" svg:y1="34.083cm" svg:x2="55.737cm" svg:y2="22.463cm" draw:start-shape="id5" draw:start-glue-point="1" draw:end-shape="id9" draw:end-glue-point="2" svg:d="M46212 34083c6350 0 9525-3873 9525-11620" svg:viewBox="0 0 9526 11621">
          <text:p/>
        </draw:connector>
        <draw:connector draw:style-name="gr2" draw:text-style-name="P2" draw:layer="layout" draw:type="curve" svg:x1="43.164cm" svg:y1="35.671cm" svg:x2="43.095cm" svg:y2="38.668cm" draw:start-shape="id5" draw:start-glue-point="2" draw:end-shape="id12" svg:d="M43164 35671c0 2247-69 749-69 2997" svg:viewBox="0 0 70 2998">
          <text:p/>
        </draw:connector>
        <draw:connector draw:style-name="gr15" draw:text-style-name="P2" draw:layer="layout" draw:type="line" svg:x1="25.384cm" svg:y1="15.89cm" svg:x2="30.733cm" svg:y2="25.141cm" draw:start-shape="id13" draw:start-glue-point="2" draw:end-shape="id3" draw:end-glue-point="0" svg:d="M25384 15890l5349 9251" svg:viewBox="0 0 5350 9252">
          <text:p/>
        </draw:connector>
        <draw:connector draw:style-name="gr15" draw:text-style-name="P2" draw:layer="layout" draw:type="line" svg:x1="25.384cm" svg:y1="15.89cm" svg:x2="9.973cm" svg:y2="28.813cm" draw:start-shape="id13" draw:start-glue-point="2" draw:end-shape="id6" draw:end-glue-point="0" svg:d="M25384 15890l-15411 12923" svg:viewBox="0 0 15412 12924">
          <text:p/>
        </draw:connector>
        <draw:connector draw:style-name="gr15" draw:text-style-name="P2" draw:layer="layout" draw:type="line" svg:x1="30.781cm" svg:y1="32.623cm" svg:x2="25.384cm" svg:y2="15.89cm" draw:start-shape="id8" draw:start-glue-point="0" draw:end-shape="id13" draw:end-glue-point="2" svg:d="M30781 32623l-5397-16733" svg:viewBox="0 0 5398 16734">
          <text:p/>
        </draw:connector>
        <draw:connector draw:style-name="gr15" draw:text-style-name="P2" draw:layer="layout" draw:type="line" svg:x1="25.384cm" svg:y1="15.89cm" svg:x2="43.164cm" svg:y2="19.542cm" draw:start-shape="id13" draw:start-glue-point="2" draw:end-shape="id1" draw:end-glue-point="0" svg:d="M25384 15890l17780 3652" svg:viewBox="0 0 17781 3653">
          <text:p/>
        </draw:connector>
        <draw:connector draw:style-name="gr15" draw:text-style-name="P2" draw:layer="layout" draw:type="line" svg:x1="25.384cm" svg:y1="15.89cm" svg:x2="55.737cm" svg:y2="19.542cm" draw:start-shape="id13" draw:start-glue-point="2" draw:end-shape="id9" draw:end-glue-point="0" svg:d="M25384 15890l30353 3652" svg:viewBox="0 0 30354 3653">
          <text:p/>
        </draw:connector>
        <draw:connector draw:style-name="gr15" draw:text-style-name="P2" draw:layer="layout" draw:type="line" svg:x1="25.384cm" svg:y1="15.89cm" svg:x2="43.164cm" svg:y2="32.496cm" draw:start-shape="id13" draw:start-glue-point="2" draw:end-shape="id5" draw:end-glue-point="0" svg:d="M25384 15890l17780 16606" svg:viewBox="0 0 17781 16607">
          <text:p/>
        </draw:connector>
        <draw:connector draw:style-name="gr15" draw:text-style-name="P2" draw:layer="layout" draw:type="line" svg:x1="25.384cm" svg:y1="15.89cm" svg:x2="55.864cm" svg:y2="32.496cm" draw:start-shape="id13" draw:start-glue-point="2" draw:end-shape="id11" draw:end-glue-point="0" svg:d="M25384 15890l30480 16606" svg:viewBox="0 0 30481 16607">
          <text:p/>
        </draw:connector>
        <draw:connector draw:style-name="gr2" draw:text-style-name="P2" draw:layer="layout" draw:type="curve" svg:x1="33.385cm" svg:y1="34.147cm" svg:x2="40.116cm" svg:y2="34.083cm" draw:start-shape="id8" draw:start-glue-point="1" draw:end-shape="id5" draw:end-glue-point="3" svg:d="M33385 34147c5047 0 1682-64 6731-64" svg:viewBox="0 0 6732 65">
          <text:p/>
        </draw:connector>
        <draw:custom-shape draw:style-name="gr5" draw:text-style-name="P4" xml:id="id14" draw:id="id14" draw:layer="layout" svg:width="6.234cm" svg:height="4.496cm" svg:x="27.797cm" svg:y="38.922cm">
          <text:p text:style-name="P1"><text:span text:style-name="T8">Messag</text:span><text:span text:style-name="T8">es</text:span></text:p>
          <text:p text:style-name="P1"><text:span text:style-name="T8">broker_</text:span><text:span text:style-name="T8">db</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 draw:text-style-name="P2" draw:layer="layout" draw:type="curve" svg:x1="30.781cm" svg:y1="35.671cm" svg:x2="30.914cm" svg:y2="38.922cm" draw:start-shape="id8" draw:start-glue-point="2" draw:end-shape="id14" draw:end-glue-point="5" svg:d="M30781 35671c0 2439 133 814 133 3251" svg:viewBox="0 0 134 325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17T17:44:55.468240183</meta:creation-date>
    <dc:date>2020-07-27T22:03:27.478609962</dc:date>
    <meta:editing-duration>PT37M46S</meta:editing-duration>
    <meta:editing-cycles>9</meta:editing-cycles>
    <meta:generator>LibreOffice/6.0.7.3$Linux_X86_64 LibreOffice_project/00m0$Build-3</meta:generator>
    <meta:document-statistic meta:object-count="37"/>
  </office:meta>
</office:document-meta>
</file>